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Subtitle" style:list-style-name="L1">
      <style:paragraph-properties fo:text-align="start" style:justify-single-word="false"/>
    </style:style>
    <style:style style:name="P3" style:family="paragraph" style:parent-style-name="Subtitle" style:list-style-name="L1">
      <style:paragraph-properties fo:text-align="start" style:justify-single-word="false"/>
      <style:text-properties officeooo:paragraph-rsid="000cac8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list-style-name="L1">
      <style:paragraph-properties fo:text-align="start" style:justify-single-word="false"/>
      <style:text-properties officeooo:paragraph-rsid="000cac84"/>
    </style:style>
    <style:style style:name="P6" style:family="paragraph" style:parent-style-name="Title" style:list-style-name="L1" style:master-page-name="">
      <loext:graphic-properties draw:fill="none"/>
      <style:paragraph-properties fo:margin-left="1.3cm" fo:margin-right="-0.9cm" fo:margin-top="0.423cm" fo:margin-bottom="0.212cm" style:contextual-spacing="false" fo:text-align="center" style:justify-single-word="false" fo:text-indent="-0.6cm" style:auto-text-indent="false" style:page-number="auto" fo:background-color="transparent" fo:keep-with-next="always"/>
      <style:text-properties fo:font-size="20pt" style:font-size-asian="20pt" style:font-size-complex="28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12pt"/>
    </style:style>
    <style:style style:name="P11" style:family="paragraph">
      <loext:graphic-properties draw:fill-color="#dee6e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dee6ef" draw:textarea-horizontal-align="justify" draw:textarea-vertical-align="middle" draw:auto-grow-height="false" fo:min-height="0.91cm" fo:min-width="8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dee6ef" draw:textarea-horizontal-align="justify" draw:textarea-vertical-align="middle" draw:auto-grow-height="false" fo:min-height="0.614cm" fo:min-width="2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dee6ef" draw:textarea-horizontal-align="justify" draw:textarea-vertical-align="middle" draw:auto-grow-height="false" fo:min-height="0.912cm" fo:min-width="6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dee6ef" draw:textarea-horizontal-align="justify" draw:textarea-vertical-align="middle" draw:auto-grow-height="false" fo:min-height="0.667cm" fo:min-width="3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dee6ef" draw:textarea-horizontal-align="justify" draw:textarea-vertical-align="middle" draw:auto-grow-height="false" fo:min-height="0.91cm" fo:min-width="2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end="Arrow" draw:marker-end-width="0.176cm" draw:textarea-horizontal-align="center" draw:textarea-vertical-align="middle" draw:auto-grow-height="true" draw:auto-grow-width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dee6ef" draw:textarea-horizontal-align="justify" draw:textarea-vertical-align="middle" draw:auto-grow-height="false" fo:min-height="0.91cm" fo:min-width="6.9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dee6ef" draw:textarea-horizontal-align="justify" draw:textarea-vertical-align="middle" draw:auto-grow-height="false" fo:min-height="0.667cm" fo:min-width="2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dee6ef" draw:textarea-horizontal-align="justify" draw:textarea-vertical-align="middle" draw:auto-grow-height="false" fo:min-height="0.593cm" fo:min-width="3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59392260" text:style-name="L1">
        <text:list-header>
          <text:p text:style-name="P6">达芬奇密码-桌面卡牌游戏</text:p>
        </text:list-header>
        <text:list-item>
          <text:p text:style-name="P2">双人游戏</text:p>
        </text:list-item>
      </text:list>
      <text:p text:style-name="P1"/>
      <text:p text:style-name="P1"><draw:custom-shape text:anchor-type="paragraph" draw:z-index="0" draw:name="形状1" draw:style-name="gr5" draw:text-style-name="P8" svg:width="2.848cm" svg:height="0.869cm" svg:x="4.512cm" svg:y="0.259cm"><text:p text:style-name="P7">游戏开局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8" draw:name="形状4" draw:style-name="gr2" draw:text-style-name="P9" svg:x1="5.907cm" svg:y1="0.307cm" svg:x2="5.907cm" svg:y2="1.027cm"><text:p/></draw:line></text:p>
      <text:p text:style-name="P1"><draw:custom-shape text:anchor-type="paragraph" draw:z-index="1" draw:name="形状2" draw:style-name="gr1" draw:text-style-name="P8" svg:width="8.293cm" svg:height="0.911cm" svg:x="1.748cm" svg:y="0.235cm"><text:p text:style-name="P7">程序洗牌，玩家轮流选牌4张，自己放牌。</text:p><draw:enhanced-geometry svg:viewBox="0 0 21600 21600" draw:type="rectangle" draw:enhanced-path="M 0 0 L 21600 0 21600 21600 0 21600 0 0 Z N"/></draw:custom-shape></text:p>
      <text:p text:style-name="P1"><draw:line text:anchor-type="paragraph" draw:z-index="9" draw:name="形状5" draw:style-name="gr2" draw:text-style-name="P9" svg:x1="5.886cm" svg:y1="0.325cm" svg:x2="5.886cm" svg:y2="0.939cm"><text:p/></draw:line></text:p>
      <text:p text:style-name="P1"><draw:custom-shape text:anchor-type="paragraph" draw:z-index="2" draw:name="形状2_0" draw:style-name="gr1" draw:text-style-name="P8" svg:width="8.293cm" svg:height="0.911cm" svg:x="1.764cm" svg:y="0.146cm"><text:p text:style-name="P7">双方按规则放好牌，点击完成按钮。先手开始。</text:p><draw:enhanced-geometry svg:viewBox="0 0 21600 21600" draw:type="rectangle" draw:enhanced-path="M 0 0 L 21600 0 21600 21600 0 21600 0 0 Z N"/></draw:custom-shape></text:p>
      <text:p text:style-name="P1"><draw:line text:anchor-type="paragraph" draw:z-index="10" draw:name="形状6" draw:style-name="gr2" draw:text-style-name="P9" svg:x1="5.907cm" svg:y1="0.236cm" svg:x2="5.907cm" svg:y2="0.758cm"><text:p/></draw:line></text:p>
      <text:p text:style-name="P1"><draw:custom-shape text:anchor-type="paragraph" draw:z-index="3" draw:name="形状2_1" draw:style-name="gr1" draw:text-style-name="P8" svg:width="8.293cm" svg:height="0.911cm" svg:x="1.764cm" svg:y="-0.048cm"><text:p text:style-name="P7">玩家从牌堆摸牌一张，并看牌。</text:p><draw:enhanced-geometry svg:viewBox="0 0 21600 21600" draw:type="rectangle" draw:enhanced-path="M 0 0 L 21600 0 21600 21600 0 21600 0 0 Z N"/></draw:custom-shape><draw:line text:anchor-type="paragraph" draw:z-index="18" draw:name="形状14" draw:style-name="gr2" draw:text-style-name="P9" svg:x1="17.838cm" svg:y1="-0.283cm" svg:x2="5.907cm" svg:y2="-0.283cm"><text:p/></draw:line><draw:line text:anchor-type="paragraph" draw:z-index="23" draw:name="形状18" draw:style-name="gr4" draw:text-style-name="P9" svg:x1="17.845cm" svg:y1="8.019cm" svg:x2="17.838cm" svg:y2="-0.282cm"><text:p/></draw:line></text:p>
      <text:p text:style-name="P1"><draw:line text:anchor-type="paragraph" draw:z-index="35" draw:name="形状7_0" draw:style-name="gr2" draw:text-style-name="P9" svg:x1="5.92cm" svg:y1="0.056cm" svg:x2="5.92cm" svg:y2="0.818cm"><text:p/></draw:line><draw:line text:anchor-type="paragraph" draw:z-index="32" draw:name="形状23" draw:style-name="gr2" draw:text-style-name="P9" svg:x1="18.316cm" svg:y1="0.289cm" svg:x2="5.919cm" svg:y2="0.289cm"><text:p/></draw:line><draw:line text:anchor-type="paragraph" draw:z-index="31" draw:name="形状22" draw:style-name="gr4" draw:text-style-name="P9" svg:x1="18.332cm" svg:y1="11.5cm" svg:x2="18.316cm" svg:y2="0.289cm"><text:p/></draw:line></text:p>
      <text:p text:style-name="P1"><draw:custom-shape text:anchor-type="paragraph" draw:z-index="36" draw:name="形状2_7" draw:style-name="gr1" draw:text-style-name="P8" svg:width="8.293cm" svg:height="0.911cm" svg:x="1.769cm" svg:y="0.012cm"><text:p text:style-name="P7">猜对方的牌一张。</text:p><draw:enhanced-geometry svg:viewBox="0 0 21600 21600" draw:type="rectangle" draw:enhanced-path="M 0 0 L 21600 0 21600 21600 0 21600 0 0 Z N"/></draw:custom-shape></text:p>
      <text:p text:style-name="P1"><draw:line text:anchor-type="paragraph" draw:z-index="11" draw:name="形状7" draw:style-name="gr2" draw:text-style-name="P9" svg:x1="5.914cm" svg:y1="0.056cm" svg:x2="5.914cm" svg:y2="0.994cm"><text:p/></draw:line></text:p>
      <text:p text:style-name="P1"><draw:custom-shape text:anchor-type="paragraph" draw:z-index="5" draw:name="形状3" draw:style-name="gr13" draw:text-style-name="P8" svg:width="6.114cm" svg:height="1.183cm" svg:x="2.858cm" svg:y="0.189cm"><text:p text:style-name="P7">猜中卡牌。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line text:anchor-type="paragraph" draw:z-index="13" draw:name="形状9" draw:style-name="gr6" draw:text-style-name="P7" svg:x1="8.881cm" svg:y1="-0.018cm" svg:x2="10.232cm" svg:y2="-0.018cm"><text:p text:style-name="P9">否</text:p></draw:line><draw:custom-shape text:anchor-type="paragraph" draw:z-index="7" draw:name="形状2_4" draw:style-name="gr11" draw:text-style-name="P8" svg:width="6.965cm" svg:height="0.911cm" svg:x="10.232cm" svg:y="-0.273cm"><text:p text:style-name="P7">展示本轮摸到的牌，按规则插入队列。</text:p><draw:enhanced-geometry svg:viewBox="0 0 21600 21600" draw:type="rectangle" draw:enhanced-path="M 0 0 L 21600 0 21600 21600 0 21600 0 0 Z N"/></draw:custom-shape></text:p>
      <text:p text:style-name="P1"><draw:line text:anchor-type="paragraph" draw:z-index="12" draw:name="形状8" draw:style-name="gr10" draw:text-style-name="P7" svg:x1="5.918cm" svg:y1="-0.242cm" svg:x2="5.918cm" svg:y2="0.774cm"><text:p text:style-name="P9">是</text:p></draw:line><draw:line text:anchor-type="paragraph" draw:z-index="24" draw:name="形状16" draw:style-name="gr4" draw:text-style-name="P9" svg:x1="12.963cm" svg:y1="-0.169cm" svg:x2="12.963cm" svg:y2="3.018cm"><text:p/></draw:line></text:p>
      <text:p text:style-name="P1"><draw:custom-shape text:anchor-type="paragraph" draw:z-index="4" draw:name="形状2_2" draw:style-name="gr1" draw:text-style-name="P8" svg:width="8.293cm" svg:height="0.911cm" svg:x="1.579cm" svg:y="-0.032cm"><text:p text:style-name="P7">展示对方的这张卡牌。</text:p><draw:enhanced-geometry svg:viewBox="0 0 21600 21600" draw:type="rectangle" draw:enhanced-path="M 0 0 L 21600 0 21600 21600 0 21600 0 0 Z N"/></draw:custom-shape></text:p>
      <text:p text:style-name="P1"><draw:line text:anchor-type="paragraph" draw:z-index="14" draw:name="形状10" draw:style-name="gr2" draw:text-style-name="P9" svg:x1="5.837cm" svg:y1="0.072cm" svg:x2="5.837cm" svg:y2="0.758cm"><text:p/></draw:line></text:p>
      <text:p text:style-name="P1"><draw:custom-shape text:anchor-type="paragraph" draw:z-index="6" draw:name="形状3_0" draw:style-name="gr12" draw:text-style-name="P8" svg:width="5.654cm" svg:height="1.334cm" svg:x="3.027cm" svg:y="-0.048cm"><text:p text:style-name="P7">对方全部卡牌都被展示？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9" draw:name="形状2_5" draw:style-name="gr9" draw:text-style-name="P8" svg:width="2.377cm" svg:height="0.911cm" svg:x="14.698cm" svg:y="0.266cm"><text:p text:style-name="P7">换人。</text:p><draw:enhanced-geometry svg:viewBox="0 0 21600 21600" draw:type="rectangle" draw:enhanced-path="M 0 0 L 21600 0 21600 21600 0 21600 0 0 Z N"/></draw:custom-shape></text:p>
      <text:p text:style-name="P1"><draw:line text:anchor-type="paragraph" draw:z-index="15" draw:name="形状11" draw:style-name="gr6" draw:text-style-name="P7" svg:x1="5.816cm" svg:y1="0.48cm" svg:x2="5.816cm" svg:y2="1.731cm"><text:p text:style-name="P9">否</text:p></draw:line><draw:line text:anchor-type="paragraph" draw:z-index="25" draw:name="形状20" draw:style-name="gr2" draw:text-style-name="P9" svg:x1="12.963cm" svg:y1="-0.206cm" svg:x2="14.699cm" svg:y2="-0.192cm"><text:p/></draw:line><draw:line text:anchor-type="paragraph" draw:z-index="26" draw:name="形状21" draw:style-name="gr2" draw:text-style-name="P9" svg:x1="12.963cm" svg:y1="0.153cm" svg:x2="14.699cm" svg:y2="0.146cm"><text:p/></draw:line><draw:line text:anchor-type="paragraph" draw:z-index="29" draw:name="形状19_0" draw:style-name="gr4" draw:text-style-name="P9" svg:x1="12.977cm" svg:y1="0.146cm" svg:x2="12.998cm" svg:y2="2cm"><text:p/></draw:line><draw:line text:anchor-type="paragraph" draw:z-index="30" draw:name="形状17" draw:style-name="gr4" draw:text-style-name="P9" svg:x1="17.074cm" svg:y1="-0.042cm" svg:x2="17.845cm" svg:y2="-0.042cm"><text:p/></draw:line><draw:line text:anchor-type="paragraph" draw:z-index="33" draw:name="形状25" draw:style-name="gr4" draw:text-style-name="P9" svg:x1="0.827cm" svg:y1="5.669cm" svg:x2="0.827cm" svg:y2="-0.194cm"><text:p/></draw:line><draw:line text:anchor-type="paragraph" draw:z-index="34" draw:name="形状26" draw:style-name="gr3" draw:text-style-name="P9" svg:x1="0.827cm" svg:y1="-0.194cm" svg:x2="3.027cm" svg:y2="-0.194cm"><text:p text:style-name="P9">是</text:p></draw:line></text:p>
      <text:p text:style-name="P1"/>
      <text:p text:style-name="P1"><draw:custom-shape text:anchor-type="paragraph" draw:z-index="20" draw:name="形状3_2" draw:style-name="gr8" draw:text-style-name="P8" svg:width="6.114cm" svg:height="1.334cm" svg:x="2.688cm" svg:y="0.085cm"><text:p text:style-name="P7">继续猜测对方的卡牌？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1" draw:name="形状2_6" draw:style-name="gr7" draw:text-style-name="P11" svg:width="6.721cm" svg:height="0.913cm" svg:x="10.518cm" svg:y="0.388cm"><text:p text:style-name="P10"><text:span text:style-name="T1">不展示本轮摸到的牌，按规则插入队列。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22" draw:name="形状11_0" draw:style-name="gr6" draw:text-style-name="P7" svg:x1="8.801cm" svg:y1="-0.085cm" svg:x2="10.39cm" svg:y2="-0.067cm"><text:p text:style-name="P9">否</text:p></draw:line></text:p>
      <text:p text:style-name="P1"><draw:line text:anchor-type="paragraph" draw:z-index="16" draw:name="形状12" draw:style-name="gr3" draw:text-style-name="P7" svg:x1="5.759cm" svg:y1="-0.194cm" svg:x2="5.759cm" svg:y2="1.021cm"><text:p text:style-name="P9">是</text:p></draw:line></text:p>
      <text:p text:style-name="P1"><draw:line text:anchor-type="paragraph" draw:z-index="17" draw:name="形状13" draw:style-name="gr4" draw:text-style-name="P9" svg:x1="5.759cm" svg:y1="0.216cm" svg:x2="18.29cm" svg:y2="0.216cm"><text:p/></draw:line></text:p>
      <text:p text:style-name="P1"><draw:custom-shape text:anchor-type="paragraph" draw:z-index="28" draw:name="形状1_0" draw:style-name="gr5" draw:text-style-name="P8" svg:width="2.848cm" svg:height="0.869cm" svg:x="4.576cm" svg:y="0.393cm"><text:p text:style-name="P7">当前玩家胜利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27" draw:name="形状24" draw:style-name="gr2" draw:text-style-name="P9" svg:x1="0.827cm" svg:y1="0.026cm" svg:x2="4.575cm" svg:y2="0.026cm"><text:p/></draw:line></text:p>
      <text:p text:style-name="P1"/>
      <text:p text:style-name="P1"/>
      <text:p text:style-name="P1"/>
      <text:list xml:id="list154532677851518" text:continue-numbering="true" text:style-name="L1">
        <text:list-item>
          <text:p text:style-name="P3"><text:soft-page-break/>开发周期</text:p>
          <text:p text:style-name="P5"/>
        </text:list-item>
        <text:list-item>
          <text:p text:style-name="P3">开发内容</text:p>
          <text:p text:style-name="P5"/>
        </text:list-item>
        <text:list-item>
          <text:p text:style-name="P3">部署服务器</text:p>
          <text:p text:style-name="P5"/>
        </text:list-item>
        <text:list-item>
          <text:p text:style-name="P3">测试用例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24cm" fo:margin-right="1.7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0:57:57.793000000</meta:creation-date>
    <dc:date>2021-03-16T15:44:31.021000000</dc:date>
    <meta:editing-duration>PT20M53S</meta:editing-duration>
    <meta:editing-cycles>9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6" meta:word-count="43" meta:character-count="43" meta:non-whitespace-character-count="43"/>
  </office:meta>
</office:document-meta>
</file>